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EPSON-KYOKASHO" svg:font-family="EPSON-KYOKASH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4.0772in"/>
    </style:style>
    <style:style style:name="co3" style:family="table-column">
      <style:table-column-properties fo:break-before="auto" style:column-width="5.5035in"/>
    </style:style>
    <style:style style:name="co4" style:family="table-column">
      <style:table-column-properties fo:break-before="auto" style:column-width="5.7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 calcext:value-type="string">
            <text:p>Significado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Forma + Ejemplo</text:p>
          </table:table-cell>
          <table:table-cell office:value-type="string" calcext:value-type="string">
            <text:p>Estructura</text:p>
          </table:table-cell>
        </table:table-row>
        <table:table-row table:style-name="ro1">
          <table:table-cell office:value-type="string" calcext:value-type="string">
            <text:p>～にかかわらず</text:p>
          </table:table-cell>
          <table:table-cell office:value-type="string" calcext:value-type="string">
            <text:p>Sin importar, independientemente de…</text:p>
          </table:table-cell>
          <table:table-cell office:value-type="string" calcext:value-type="string">
            <text:p>Vb F. dic. / N / Adj. + にかかわらず</text:p>
          </table:table-cell>
          <table:table-cell office:value-type="string" calcext:value-type="string">
            <text:p>例: このバスは距離にかかわらず、どこまで行っても200円だ。</text:p>
          </table:table-cell>
          <table:table-cell table:formula="of:=[.B2]" office:value-type="string" office:string-value="Sin importar, independientemente de…" calcext:value-type="string">
            <text:p>Sin importar, independientemente de…</text:p>
          </table:table-cell>
          <table:table-cell/>
          <table:table-cell table:formula="of:=COM.MICROSOFT.CONCAT([.A2];&quot; &quot;;[.D2])" office:value-type="string" office:string-value="～にかかわらず 例: このバスは距離にかかわらず、どこまで行っても200円だ。" calcext:value-type="string">
            <text:p>～にかかわらず 例: このバスは距離にかかわらず、どこまで行っても200円だ。</text:p>
          </table:table-cell>
          <table:table-cell table:formula="of:=[.C2]" office:value-type="string" office:string-value="Vb F. dic. / N / Adj. + にかかわらず" calcext:value-type="string">
            <text:p>Vb F. dic. / N / Adj. + にかかわらず</text:p>
          </table:table-cell>
        </table:table-row>
        <table:table-row table:style-name="ro1">
          <table:table-cell office:value-type="string" calcext:value-type="string">
            <text:p>～かけ</text:p>
          </table:table-cell>
          <table:table-cell office:value-type="string" calcext:value-type="string">
            <text:p>Algo que ya está empezado.</text:p>
          </table:table-cell>
          <table:table-cell office:value-type="string" calcext:value-type="string">
            <text:p>Vb Forma ます+かけ</text:p>
          </table:table-cell>
          <table:table-cell office:value-type="string" calcext:value-type="string">
            <text:p>例: 食べかけのケーキ。</text:p>
          </table:table-cell>
          <table:table-cell table:formula="of:=[.B3]" office:value-type="string" office:string-value="Algo que ya está empezado." calcext:value-type="string">
            <text:p>Algo que ya está empezado.</text:p>
          </table:table-cell>
          <table:table-cell/>
          <table:table-cell table:formula="of:=COM.MICROSOFT.CONCAT([.A3];&quot; &quot;;[.D3])" office:value-type="string" office:string-value="～かけ 例: 食べかけのケーキ。" calcext:value-type="string">
            <text:p>～かけ 例: 食べかけのケーキ。</text:p>
          </table:table-cell>
          <table:table-cell table:formula="of:=[.C3]" office:value-type="string" office:string-value="Vb Forma ます+かけ" calcext:value-type="string">
            <text:p>Vb Forma ます+かけ</text:p>
          </table:table-cell>
        </table:table-row>
        <table:table-row table:style-name="ro1">
          <table:table-cell office:value-type="string" calcext:value-type="string">
            <text:p>①～ないと</text:p>
          </table:table-cell>
          <table:table-cell office:value-type="string" calcext:value-type="string">
            <text:p>Si no haces lo de <text:s/>～, está mal.</text:p>
          </table:table-cell>
          <table:table-cell office:value-type="string" calcext:value-type="string">
            <text:p>Vb forma ない+と。</text:p>
          </table:table-cell>
          <table:table-cell office:value-type="string" calcext:value-type="string">
            <text:p>例:子供は掃除(そうじ)をしないと。</text:p>
          </table:table-cell>
          <table:table-cell table:formula="of:=[.B4]" office:value-type="string" office:string-value="Si no haces lo de  ～, está mal." calcext:value-type="string">
            <text:p>Si no haces lo de <text:s/>～, está mal.</text:p>
          </table:table-cell>
          <table:table-cell/>
          <table:table-cell table:formula="of:=COM.MICROSOFT.CONCAT([.A4];&quot; &quot;;[.D4])" office:value-type="string" office:string-value="①～ないと 例:子供は掃除(そうじ)をしないと。" calcext:value-type="string">
            <text:p>①～ないと 例:子供は掃除(そうじ)をしないと。</text:p>
          </table:table-cell>
          <table:table-cell table:formula="of:=[.C4]" office:value-type="string" office:string-value="Vb forma ない+と。" calcext:value-type="string">
            <text:p>Vb forma ない+と。</text:p>
          </table:table-cell>
        </table:table-row>
        <table:table-row table:style-name="ro1">
          <table:table-cell office:value-type="string" calcext:value-type="string">
            <text:p>②～ないと</text:p>
          </table:table-cell>
          <table:table-cell office:value-type="string" calcext:value-type="string">
            <text:p>Tienes que…</text:p>
          </table:table-cell>
          <table:table-cell office:value-type="string" calcext:value-type="string">
            <text:p>Vb forma ない+と。</text:p>
          </table:table-cell>
          <table:table-cell office:value-type="string" calcext:value-type="string">
            <text:p>例:子供は野菜を食べないと。</text:p>
          </table:table-cell>
          <table:table-cell table:formula="of:=[.B5]" office:value-type="string" office:string-value="Tienes que…" calcext:value-type="string">
            <text:p>Tienes que…</text:p>
          </table:table-cell>
          <table:table-cell/>
          <table:table-cell table:formula="of:=COM.MICROSOFT.CONCAT([.A5];&quot; &quot;;[.D5])" office:value-type="string" office:string-value="②～ないと 例:子供は野菜を食べないと。" calcext:value-type="string">
            <text:p>②～ないと 例:子供は野菜を食べないと。</text:p>
          </table:table-cell>
          <table:table-cell table:formula="of:=[.C5]" office:value-type="string" office:string-value="Vb forma ない+と。" calcext:value-type="string">
            <text:p>Vb forma ない+と。</text:p>
          </table:table-cell>
        </table:table-row>
        <table:table-row table:style-name="ro1" table:number-rows-repeated="26">
          <table:table-cell table:number-columns-repeated="8"/>
        </table:table-row>
        <table:table-row table:style-name="ro1">
          <table:table-cell office:value-type="string" calcext:value-type="string">
            <text:p>～にかかわらず</text:p>
          </table:table-cell>
          <table:table-cell office:value-type="string" calcext:value-type="string">
            <text:p>Sin importar, independientemente de…</text:p>
          </table:table-cell>
          <table:table-cell office:value-type="string" calcext:value-type="string">
            <text:p>Vb F. dic. / N / Adj. + にかかわらず</text:p>
          </table:table-cell>
          <table:table-cell office:value-type="string" calcext:value-type="string">
            <text:p>例: このバスは距離にかかわらず、どこまで行っても200円だ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～かけ</text:p>
          </table:table-cell>
          <table:table-cell office:value-type="string" calcext:value-type="string">
            <text:p>Algo que ya está empezado.</text:p>
          </table:table-cell>
          <table:table-cell office:value-type="string" calcext:value-type="string">
            <text:p>Vb Forma ます+かけ</text:p>
          </table:table-cell>
          <table:table-cell office:value-type="string" calcext:value-type="string">
            <text:p>例: 食べかけのケーキ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①～ないと</text:p>
          </table:table-cell>
          <table:table-cell office:value-type="string" calcext:value-type="string">
            <text:p>Si no haces lo de <text:s/>～, está mal.</text:p>
          </table:table-cell>
          <table:table-cell office:value-type="string" calcext:value-type="string">
            <text:p>Vb forma ない+と。</text:p>
          </table:table-cell>
          <table:table-cell office:value-type="string" calcext:value-type="string">
            <text:p>例:子供は掃除(そうじ)をしないと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②～ないと</text:p>
          </table:table-cell>
          <table:table-cell office:value-type="string" calcext:value-type="string">
            <text:p>Tienes que…</text:p>
          </table:table-cell>
          <table:table-cell office:value-type="string" calcext:value-type="string">
            <text:p>Vb forma ない+と。</text:p>
          </table:table-cell>
          <table:table-cell office:value-type="string" calcext:value-type="string">
            <text:p>例:子供は野菜を食べないと。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EPSON-KYOKASHO" svg:font-family="EPSON-KYOKASH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2:35:21.525575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7T11:19:59.116568400</meta:creation-date>
    <dc:date>2021-06-30T09:00:31.495781295</dc:date>
    <meta:editing-duration>PT10H17M45S</meta:editing-duration>
    <meta:editing-cycles>3</meta:editing-cycles>
    <meta:generator>LibreOffice/7.1.4.2$Linux_X86_64 LibreOffice_project/10$Build-2</meta:generator>
    <meta:document-statistic meta:table-count="1" meta:cell-count="48" meta:object-count="0"/>
  </office:meta>
</office:document-meta>
</file>